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8000000080B77B4B7A.png" manifest:media-type=""/>
  <manifest:file-entry manifest:full-path="Pictures/100002010000008000000080087C64FD.png" manifest:media-type=""/>
  <manifest:file-entry manifest:full-path="Pictures/100002010000008000000080724E3892.png" manifest:media-type=""/>
  <manifest:file-entry manifest:full-path="Pictures/100002010000008000000080776C4FAD.png" manifest:media-type=""/>
  <manifest:file-entry manifest:full-path="Pictures/1000020100000080000000805771F2F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Yellow_20_Gradient_20_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cm" svg:height="3cm" svg:x="1cm" svg:y="25cm">
          <draw:image xlink:href="Pictures/100002010000008000000080087C64FD.png" xlink:type="simple" xlink:show="embed" xlink:actuate="onLoad">
            <text:p/>
          </draw:image>
        </draw:frame>
        <draw:frame draw:style-name="gr1" draw:text-style-name="P1" draw:layer="layout" svg:width="2.986cm" svg:height="3cm" svg:x="1.014cm" svg:y="19cm">
          <draw:image xlink:href="Pictures/100002010000008000000080776C4FAD.png" xlink:type="simple" xlink:show="embed" xlink:actuate="onLoad">
            <text:p/>
          </draw:image>
        </draw:frame>
        <draw:frame draw:style-name="gr1" draw:text-style-name="P1" draw:layer="layout" svg:width="2.986cm" svg:height="3cm" svg:x="1.014cm" svg:y="13cm">
          <draw:image xlink:href="Pictures/100002010000008000000080724E3892.png" xlink:type="simple" xlink:show="embed" xlink:actuate="onLoad">
            <text:p/>
          </draw:image>
        </draw:frame>
        <draw:frame draw:style-name="gr1" draw:text-style-name="P1" draw:layer="layout" svg:width="3cm" svg:height="3cm" svg:x="1cm" svg:y="7cm">
          <draw:image xlink:href="Pictures/100002010000008000000080B77B4B7A.png" xlink:type="simple" xlink:show="embed" xlink:actuate="onLoad">
            <text:p/>
          </draw:image>
        </draw:frame>
        <draw:frame draw:style-name="gr1" draw:text-style-name="P1" draw:layer="layout" svg:width="3cm" svg:height="3cm" svg:x="7cm" svg:y="19cm">
          <draw:image xlink:href="Pictures/1000020100000080000000805771F2F1.png" xlink:type="simple" xlink:show="embed" xlink:actuate="onLoad">
            <text:p/>
          </draw:image>
        </draw:frame>
        <draw:frame draw:style-name="gr1" draw:text-style-name="P1" draw:layer="layout" svg:width="3cm" svg:height="3cm" svg:x="1cm" svg:y="22cm">
          <draw:image xlink:href="Pictures/100002010000008000000080087C64FD.png" xlink:type="simple" xlink:show="embed" xlink:actuate="onLoad">
            <text:p/>
          </draw:image>
        </draw:frame>
        <draw:frame draw:style-name="gr1" draw:text-style-name="P1" draw:layer="layout" svg:width="3cm" svg:height="3cm" svg:x="4cm" svg:y="22cm">
          <draw:image xlink:href="Pictures/100002010000008000000080087C64FD.png" xlink:type="simple" xlink:show="embed" xlink:actuate="onLoad">
            <text:p/>
          </draw:image>
        </draw:frame>
        <draw:frame draw:style-name="gr1" draw:text-style-name="P1" draw:layer="layout" svg:width="2.986cm" svg:height="3cm" svg:x="4cm" svg:y="19cm">
          <draw:image xlink:href="Pictures/100002010000008000000080776C4FAD.png" xlink:type="simple" xlink:show="embed" xlink:actuate="onLoad">
            <text:p/>
          </draw:image>
        </draw:frame>
        <draw:frame draw:style-name="gr1" draw:text-style-name="P1" draw:layer="layout" svg:width="2.986cm" svg:height="3cm" svg:x="1.014cm" svg:y="16cm">
          <draw:image xlink:href="Pictures/100002010000008000000080776C4FAD.png" xlink:type="simple" xlink:show="embed" xlink:actuate="onLoad">
            <text:p/>
          </draw:image>
        </draw:frame>
        <draw:frame draw:style-name="gr1" draw:text-style-name="P1" draw:layer="layout" svg:width="2.986cm" svg:height="3cm" svg:x="4cm" svg:y="16cm">
          <draw:image xlink:href="Pictures/100002010000008000000080776C4FAD.png" xlink:type="simple" xlink:show="embed" xlink:actuate="onLoad">
            <text:p/>
          </draw:image>
        </draw:frame>
        <draw:frame draw:style-name="gr1" draw:text-style-name="P1" draw:layer="layout" svg:width="2.986cm" svg:height="3cm" svg:x="7cm" svg:y="16cm">
          <draw:image xlink:href="Pictures/100002010000008000000080776C4FAD.png" xlink:type="simple" xlink:show="embed" xlink:actuate="onLoad">
            <text:p/>
          </draw:image>
        </draw:frame>
        <draw:frame draw:style-name="gr1" draw:text-style-name="P1" draw:layer="layout" svg:width="2.986cm" svg:height="3cm" svg:x="4cm" svg:y="13cm">
          <draw:image xlink:href="Pictures/100002010000008000000080724E3892.png" xlink:type="simple" xlink:show="embed" xlink:actuate="onLoad">
            <text:p/>
          </draw:image>
        </draw:frame>
        <draw:frame draw:style-name="gr1" draw:text-style-name="P1" draw:layer="layout" svg:width="2.986cm" svg:height="3cm" svg:x="7cm" svg:y="13cm">
          <draw:image xlink:href="Pictures/100002010000008000000080724E3892.png" xlink:type="simple" xlink:show="embed" xlink:actuate="onLoad">
            <text:p/>
          </draw:image>
        </draw:frame>
        <draw:frame draw:style-name="gr1" draw:text-style-name="P1" draw:layer="layout" svg:width="2.986cm" svg:height="3cm" svg:x="1cm" svg:y="10cm">
          <draw:image xlink:href="Pictures/100002010000008000000080724E3892.png" xlink:type="simple" xlink:show="embed" xlink:actuate="onLoad">
            <text:p/>
          </draw:image>
        </draw:frame>
        <draw:frame draw:style-name="gr1" draw:text-style-name="P1" draw:layer="layout" svg:width="2.986cm" svg:height="3cm" svg:x="4cm" svg:y="10cm">
          <draw:image xlink:href="Pictures/100002010000008000000080724E3892.png" xlink:type="simple" xlink:show="embed" xlink:actuate="onLoad">
            <text:p/>
          </draw:image>
        </draw:frame>
        <draw:frame draw:style-name="gr1" draw:text-style-name="P1" draw:layer="layout" svg:width="3cm" svg:height="3cm" svg:x="7cm" svg:y="10cm">
          <draw:image xlink:href="Pictures/1000020100000080000000805771F2F1.png" xlink:type="simple" xlink:show="embed" xlink:actuate="onLoad">
            <text:p/>
          </draw:image>
        </draw:frame>
        <draw:frame draw:style-name="gr1" draw:text-style-name="P1" draw:layer="layout" svg:width="3cm" svg:height="3cm" svg:x="4cm" svg:y="7cm">
          <draw:image xlink:href="Pictures/100002010000008000000080B77B4B7A.png" xlink:type="simple" xlink:show="embed" xlink:actuate="onLoad">
            <text:p/>
          </draw:image>
        </draw:frame>
        <draw:frame draw:style-name="gr1" draw:text-style-name="P1" draw:layer="layout" svg:width="3cm" svg:height="3cm" svg:x="7cm" svg:y="7cm">
          <draw:image xlink:href="Pictures/100002010000008000000080B77B4B7A.png" xlink:type="simple" xlink:show="embed" xlink:actuate="onLoad">
            <text:p/>
          </draw:image>
        </draw:frame>
        <draw:frame draw:style-name="gr1" draw:text-style-name="P1" draw:layer="layout" svg:width="3cm" svg:height="3cm" svg:x="1cm" svg:y="4cm">
          <draw:image xlink:href="Pictures/100002010000008000000080B77B4B7A.png" xlink:type="simple" xlink:show="embed" xlink:actuate="onLoad">
            <text:p/>
          </draw:image>
        </draw:frame>
        <draw:frame draw:style-name="gr1" draw:text-style-name="P1" draw:layer="layout" svg:width="3cm" svg:height="3cm" svg:x="4cm" svg:y="4cm">
          <draw:image xlink:href="Pictures/100002010000008000000080B77B4B7A.png" xlink:type="simple" xlink:show="embed" xlink:actuate="onLoad">
            <text:p/>
          </draw:image>
        </draw:frame>
        <draw:frame draw:style-name="gr1" draw:text-style-name="P1" draw:layer="layout" svg:width="3cm" svg:height="3cm" svg:x="7cm" svg:y="4cm">
          <draw:image xlink:href="Pictures/1000020100000080000000805771F2F1.png" xlink:type="simple" xlink:show="embed" xlink:actuate="onLoad">
            <text:p/>
          </draw:image>
        </draw:frame>
        <draw:frame draw:style-name="gr1" draw:text-style-name="P1" draw:layer="layout" svg:width="3cm" svg:height="3cm" svg:x="1cm" svg:y="1cm">
          <draw:image xlink:href="Pictures/1000020100000080000000805771F2F1.png" xlink:type="simple" xlink:show="embed" xlink:actuate="onLoad">
            <text:p/>
          </draw:image>
        </draw:frame>
        <draw:frame draw:style-name="gr1" draw:text-style-name="P1" draw:layer="layout" svg:width="3cm" svg:height="3cm" svg:x="4cm" svg:y="1cm">
          <draw:image xlink:href="Pictures/1000020100000080000000805771F2F1.png" xlink:type="simple" xlink:show="embed" xlink:actuate="onLoad">
            <text:p/>
          </draw:image>
        </draw:frame>
        <draw:frame draw:style-name="gr1" draw:text-style-name="P1" draw:layer="layout" svg:width="3cm" svg:height="3cm" svg:x="7cm" svg:y="1cm">
          <draw:image xlink:href="Pictures/1000020100000080000000805771F2F1.png" xlink:type="simple" xlink:show="embed" xlink:actuate="onLoad">
            <text:p/>
          </draw:image>
        </draw:frame>
        <draw:custom-shape draw:style-name="gr2" draw:text-style-name="P3" draw:layer="layout" svg:width="4.62cm" svg:height="1.869cm" svg:x="10.9cm" svg:y="1.566cm">
          <text:p text:style-name="P2"><text:span text:style-name="T1">100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3" draw:layer="layout" svg:width="3cm" svg:height="1.869cm" svg:x="10.9cm" svg:y="4.566cm">
          <text:p text:style-name="P2"><text:span text:style-name="T1">20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3" draw:layer="layout" svg:width="3cm" svg:height="1.869cm" svg:x="10.9cm" svg:y="7.566cm">
          <text:p text:style-name="P2"><text:span text:style-name="T1">20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3" draw:layer="layout" svg:width="3cm" svg:height="1.869cm" svg:x="10.9cm" svg:y="10.566cm">
          <text:p text:style-name="P2"><text:span text:style-name="T1">15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3" draw:layer="layout" svg:width="3cm" svg:height="1.869cm" svg:x="10.9cm" svg:y="13.566cm">
          <text:p text:style-name="P2"><text:span text:style-name="T1">15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3" draw:layer="layout" svg:width="3cm" svg:height="1.869cm" svg:x="10.9cm" svg:y="16.566cm">
          <text:p text:style-name="P2"><text:span text:style-name="T1">10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3" draw:layer="layout" svg:width="3cm" svg:height="1.869cm" svg:x="10.9cm" svg:y="19.566cm">
          <text:p text:style-name="P2"><text:span text:style-name="T1">10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3" draw:layer="layout" svg:width="1.5cm" svg:height="1.869cm" svg:x="10.9cm" svg:y="22.566cm">
          <text:p text:style-name="P2"><text:span text:style-name="T1">5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3" draw:layer="layout" svg:width="1.2cm" svg:height="1.869cm" svg:x="10.9cm" svg:y="25.566cm">
          <text:p text:style-name="P2"><text:span text:style-name="T1">1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Yellow_20_Gradient_20_3" draw:display-name="Yellow Gradient 3" draw:style="linear" draw:start-color="#ffff66" draw:end-color="#ffcc0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1T21:24:16.564000000</meta:creation-date>
    <dc:date>2014-03-11T21:40:42.538000000</dc:date>
    <meta:editing-duration>P0D</meta:editing-duration>
    <meta:editing-cycles>1</meta:editing-cycles>
    <meta:document-statistic meta:object-count="33"/>
    <meta:generator>LibreOffice/4.1.4.2$Windows_x86 LibreOffice_project/0a0440ccc0227ad9829de5f46be37cfb6edcf72</meta:generator>
  </office:meta>
</office:document-meta>
</file>